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Guide</text:p>
      <text:p text:style-name="P2"/>
      <text:p text:style-name="P3">Admin:</text:p>
      <text:p text:style-name="P3">Username: ADMIN</text:p>
      <text:p text:style-name="P3">Password: password123</text:p>
      <text:p text:style-name="P3"/>
      <text:p text:style-name="P3">The admin has the ability to add users, change passwords and all other tasks given to faculty members. </text:p>
      <text:p text:style-name="P3"/>
      <text:p text:style-name="P3">To add users: The admin will need to enter the proper information under the add user heading. After all the information is added, the admin will need to click on add user.</text:p>
      <text:p text:style-name="P3"/>
      <text:p text:style-name="P3">To change passwords: The admin will need to enter the proper information under the change password for any user heading. The admin will then need to hit the button called change password. </text:p>
      <text:p text:style-name="P3"/>
      <text:p text:style-name="P3">Staff:</text:p>
      <text:p text:style-name="P3">Username: their lssu gmail address </text:p>
      <text:p text:style-name="P3">Password: changeme</text:p>
      <text:p text:style-name="P3"/>
      <text:p text:style-name="P3">The staff member should change their password once they log in. </text:p>
      <text:p text:style-name="P3"/>
      <text:p text:style-name="P3">To change passwords: the staff member will need to log in. Once at the menu screen, they will need to click on change password. Once at the proper screen, they will need to enter their user name, old password and the new password.</text:p>
      <text:p text:style-name="P3"/>
      <text:p text:style-name="P3">Staff member are given the options to add papers. </text:p>
      <text:p text:style-name="P3"/>
      <text:p text:style-name="P3">To add papers: </text:p>
      <text:p text:style-name="P3">The staff member will need to hit the button on the menu titled “Add to database”. They will then need to fill out the form completely as possible. The required fields are First Name, Last Name, Semester Info, the title of the paper and the actual PDF of the paper. If they do not enter all the required they will get an error message and be directed to go back. </text:p>
      <text:p text:style-name="P3"/>
      <text:p text:style-name="P3">To view papers without searching:</text:p>
      <text:p text:style-name="P3">The staff member will just needs to click on the button titled “ View Database”. </text:p>
      <text:p text:style-name="P3"/>
      <text:p text:style-name="P3">To view papers with searching:</text:p>
      <text:p text:style-name="P3">The staff member will need to click on the button titled “ Search the Database”. Once they are at the proper page they can search the database by one or more of the following <text:soft-page-break/>fields : Last Name, Mentor's Name, Semester Info, Thesis Type, and keywords.</text:p>
      <text:p text:style-name="P3"/>
      <text:p text:style-name="P3"/>
      <text:p text:style-name="P3">Student:</text:p>
      <text:p text:style-name="P3">Username: Student</text:p>
      <text:p text:style-name="P3">Password: changeme</text:p>
      <text:p text:style-name="P3"/>
      <text:p text:style-name="P3">The admin will need to change the password of the student account. </text:p>
      <text:p text:style-name="P3"/>
      <text:p text:style-name="P3">To change passwords: The admin will first need to log in. The admin will need to enter the proper information under the change password for any user heading. The admin will then need to hit the button called change password. </text:p>
      <text:p text:style-name="P3"/>
      <text:p text:style-name="P3"/>
      <text:p text:style-name="P3">Students are only allowed to search and view the database. </text:p>
      <text:p text:style-name="P3"/>
      <text:p text:style-name="P3">To view papers without searching:</text:p>
      <text:p text:style-name="P3">The student will just needs to click on the button titled “ Proceed without searching”. </text:p>
      <text:p text:style-name="P3"/>
      <text:p text:style-name="P3"/>
      <text:p text:style-name="P3">To view papers with searching:</text:p>
      <text:p text:style-name="P3">Once they are at the proper page they can search the database by one or more of the following fields : Last Name, Mentor's Name, Semester Info, Thesis Type, and keywords. After the student has entered all necessary fields, they will click on the button titled “Search”.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borah Rempala</meta:initial-creator>
    <meta:creation-date>2015-04-20T10:28:49.93</meta:creation-date>
    <dc:date>2015-04-20T10:47:36.80</dc:date>
    <dc:creator>Deborah Rempala</dc:creator>
    <meta:editing-duration>PT3M16S</meta:editing-duration>
    <meta:editing-cycles>2</meta:editing-cycles>
    <meta:generator>OpenOffice/4.1.0$Win32 OpenOffice.org_project/410m18$Build-9764</meta:generator>
    <meta:document-statistic meta:table-count="0" meta:image-count="0" meta:object-count="0" meta:page-count="2" meta:paragraph-count="29" meta:word-count="443" meta:character-count="2505"/>
  </office:meta>
</office:document-meta>
</file>